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ERCADO NAVARRO CELIA MARISO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09165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61683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RCADO NAVARRO CELIA MARIS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09165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61683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009165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1/2021</text:p>
          </table:table-cell>
          <table:table-cell table:style-name="Tabla2.A3" office:value-type="string">
            <text:p text:style-name="P22">680159</text:p>
          </table:table-cell>
          <table:table-cell table:style-name="Tabla2.D3" office:value-type="string">
            <text:p text:style-name="P23">75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44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